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image/png" manifest:full-path="Object 1/Pictures/100000000000005E0000005E71533790.png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メイリオ" fo:font-size="14pt" fo:font-weight="normal" style:font-name-asian="メイリオ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メイリオ" fo:font-size="15pt" fo:font-weight="normal" style:font-name-asian="メイリオ" style:font-size-asian="15pt" style:font-size-complex="15pt"/>
    </style:style>
    <style:style style:name="P16" style:family="paragraph" style:parent-style-name="Table_20_Contents">
      <style:text-properties style:font-name="メイリオ" fo:font-size="13pt" style:font-name-asian="メイリオ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8" style:family="text">
      <style:text-properties style:language-asian="ja" style:country-asian="JP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background-color="#ccff66" style:font-size-asian="15pt" style:font-size-complex="15pt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4"><text:span text:style-name="T1">9_X</text:span>--------------------------------------------------------------------</text:p>
      <text:p text:style-name="P2">res free# JVEMV6 41# 9_3 / 41. economics / 9. economic-forecast / 2020年4月28日17:06:56</text:p>
      <text:p text:style-name="P4"/>
      <text:p text:style-name="P4">[do] <text:span text:style-name="T4">#_ </text:span></text:p>
      <text:list xml:id="list6654857881745989695" text:style-name="L1">
        <text:list-item>
          <text:p text:style-name="P5">REVIEW </text:p>
        </text:list-item>
        <text:list-item>
          <text:p text:style-name="P5">TASK-1</text:p>
          <text:list>
            <text:list-item>
              <text:p text:style-name="P5">T-1.1 : graph</text:p>
              <text:list>
                <text:list-item>
                  <text:list>
                    <text:list-item>
                      <text:p text:style-name="P5">b2015_gsq1j.xls<text:tab/>季節調整済指数 業種別 年・年度・四半期(<text:a xlink:type="simple" xlink:href="https://www.meti.go.jp/statistics/tyo/iip/b2015_result-2.html" text:style-name="Internet_20_link" text:visited-style-name="Visited_20_Internet_20_Link">https://www.meti.go.jp/statistics/tyo/iip/b2015_result-2.html</text:a>)</text:p>
                    </text:list-item>
                    <text:list-item>
                      <text:p text:style-name="P5">sheet : b2015_gsq1j.ods // <text:s/>C:\WORKS_2\WS\WS_Others.JVEMV6\JVEMV6\41_economics\9_economic-forecast</text:p>
                    </text:list-item>
                  </text:list>
                </text:list-item>
              </text:list>
            </text:list-item>
            <text:list-item>
              <text:p text:style-name="P5">sheet : 1</text:p>
              <text:list>
                <text:list-item>
                  <text:p text:style-name="P5"><text:soft-page-break/>半導体・フラットパネルディスプレイ製造装置</text:p>
                </text:list-item>
                <text:list-item>
                  <text:p text:style-name="P5"><draw:frame draw:style-name="fr1" draw:name="オブジェクト1" text:anchor-type="paragraph" svg:width="10.589cm" svg:height="6.098c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175001030842225472" text:style-name="L6">
        <text:list-item>
          <text:p text:style-name="P8">TASK : ANY</text:p>
        </text:list-item>
      </text:list>
      <text:p text:style-name="P14"><text:span text:style-name="T7">[further]</text:span></text:p>
      <text:p text:style-name="P14"><text:span text:style-name="T9"><text:line-break/></text:span><text:span text:style-name="T10">[/ XXX] 20200428_172904</text:span></text:p>
      <text:p text:style-name="P15"/>
      <text:p text:style-name="P13">@@@</text:p>
      <text:p text:style-name="P4"><text:span text:style-name="T1">9_</text:span><text:span text:style-name="T2">3</text:span>--------------------------------------------------------------------</text:p>
      <text:p text:style-name="P2"><text:soft-page-break/>res free# JVEMV6 41# 9_4 / 41. economics / 9. economic-forecast / XXX</text:p>
      <text:p text:style-name="P4"/>
      <text:p text:style-name="P4">[do] <text:span text:style-name="T4">#_ </text:span></text:p>
      <text:list xml:id="list37499598" text:continue-list="list6654857881745989695" text:style-name="L1">
        <text:list-item>
          <text:p text:style-name="P5">REVIEW </text:p>
        </text:list-item>
        <text:list-item>
          <text:p text:style-name="P5">TASK-1</text:p>
        </text:list-item>
        <text:list-item>
          <text:p text:style-name="P5">T-1.1</text:p>
        </text:list-item>
        <text:list-item>
          <text:p text:style-name="P5"/>
        </text:list-item>
      </text:list>
      <text:p text:style-name="P4"/>
      <text:p text:style-name="P4">[next]</text:p>
      <text:list xml:id="list3066405146320994774" text:style-name="L8">
        <text:list-item>
          <text:p text:style-name="P9">TASK</text:p>
        </text:list-item>
      </text:list>
      <text:p text:style-name="P4">[further]</text:p>
      <text:list xml:id="list4075337653240575552" text:style-name="L9">
        <text:list-item>
          <text:p text:style-name="P10"/>
        </text:list-item>
      </text:list>
      <text:p text:style-name="P15"><text:line-break/><text:span text:style-name="T5">[/ XXX] </text:span></text:p>
      <text:p text:style-name="P15"/>
      <text:p text:style-name="P12"/>
      <text:p text:style-name="P3"><text:soft-page-break/></text:p>
      <text:p text:style-name="P3">----------------------------------------- [TEMPLATE] 20200428_171932</text:p>
      <text:p text:style-name="P4"><text:span text:style-name="T1">9_X</text:span>--------------------------------------------------------------------</text:p>
      <text:p text:style-name="P2">res free# JVEMV6 41# 9_X / 41. economics / 9. economic-forecast / XXX</text:p>
      <text:p text:style-name="P4"/>
      <text:p text:style-name="P4">[do] <text:span text:style-name="T4">#_ </text:span></text:p>
      <text:list xml:id="list37498454" text:continue-list="list37499598" text:style-name="L1">
        <text:list-item>
          <text:p text:style-name="P5">REVIEW </text:p>
        </text:list-item>
        <text:list-item>
          <text:p text:style-name="P5">TASK-1</text:p>
        </text:list-item>
        <text:list-item>
          <text:p text:style-name="P5">T-1.1</text:p>
        </text:list-item>
        <text:list-item>
          <text:p text:style-name="P5"/>
        </text:list-item>
      </text:list>
      <text:p text:style-name="P4"/>
      <text:p text:style-name="P4">[next]</text:p>
      <text:list xml:id="list9127454978010714962" text:style-name="L4">
        <text:list-item>
          <text:p text:style-name="P6">TASK</text:p>
        </text:list-item>
      </text:list>
      <text:p text:style-name="P4">[further]</text:p>
      <text:list xml:id="list7780940611416503859" text:style-name="L5">
        <text:list-item>
          <text:p text:style-name="P7"/>
        </text:list-item>
      </text:list>
      <text:p text:style-name="P15"><text:line-break/><text:span text:style-name="T5">[/ XXX] </text:span></text:p>
      <text:p text:style-name="P15"><text:soft-page-break/></text:p>
      <text:p text:style-name="P11"/>
      <text:p text:style-name="P4">/ <text:span text:style-name="T3">------------------------------- [TEMPLATE] 20200428_171932 /</text:span></text:p>
      <text:p text:style-name="P4"><text:span text:style-name="T3"/></text:p>
      <table:table table:name="表1" table:style-name="表1">
        <table:table-column table:style-name="表1.A"/>
        <table:table-row>
          <table:table-cell table:style-name="表1.A1" office:value-type="string">
            <text:p text:style-name="P16">C:\WORKS_2\a.bat &amp;&amp; r oj &amp;&amp; git add -A &amp;&amp; git commit -m ^"(art : <text:span text:style-name="T6">41# 9</text:span> : economic-forecast) periodical updates^" &amp;&amp; e &amp;&amp; p</text:p>
          </table:table-cell>
        </table:table-row>
        <table:table-row>
          <table:table-cell table:style-name="表1.A2" office:value-type="string">
            <text:p text:style-name="P16"/>
          </table:table-cell>
        </table:table-row>
        <table:table-row>
          <table:table-cell table:style-name="表1.A2" office:value-type="string">
            <text:p text:style-name="P16">e &amp;&amp; p</text:p>
          </table:table-cell>
        </table:table-row>
        <table:table-row>
          <table:table-cell table:style-name="表1.A2" office:value-type="string">
            <text:p text:style-name="P16"/>
          </table:table-cell>
        </table:table-row>
      </table:table>
      <text:p text:style-name="P2"/>
      <text:p text:style-name="P2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8T17:19:23.90</meta:creation-date>
    <dc:date>2020-04-28T17:29:58.06</dc:date>
    <dc:creator>iwabuchi ken</dc:creator>
    <meta:editing-duration>PT10M30S</meta:editing-duration>
    <meta:editing-cycles>10</meta:editing-cycles>
    <meta:generator>OpenOffice/4.1.3$Win32 OpenOffice.org_project/413m1$Build-9783</meta:generator>
    <meta:document-statistic meta:table-count="1" meta:image-count="0" meta:object-count="1" meta:page-count="5" meta:paragraph-count="40" meta:word-count="187" meta:character-count="11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 style:rotation-angle="52"/>
      <style:graphic-properties svg:stroke-color="#b3b3b3"/>
      <style:text-properties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bitmap" draw:fill-color="#e6e6e6" draw:fill-image-name="Sky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88cm" svg:height="6.097cm" xlink:href="." xlink:type="simple" chart:class="chart:line" chart:style-name="ch1">
        <chart:legend svg:x="8.392cm" svg:y="0.779cm" style:legend-expansion="custom" chartooo:width="2.057cm" chartooo:height="4.556cm" style:legend-expansion-aspect-ratio="0.451492537313433" chart:style-name="ch2"/>
        <chart:plot-area chart:style-name="ch3" chart:data-source-has-labels="both" svg:x="0.169cm" svg:y="0.509cm" svg:width="7.884cm" svg:height="5.848cm">
          <chartooo:coordinate-region svg:x="1.043cm" svg:y="0.721cm" svg:width="7.01cm" svg:height="4.224cm"/>
          <chart:axis chart:dimension="x" chart:name="primary-x" chart:style-name="ch4" chartooo:axis-type="auto">
            <chartooo:date-scale/>
            <chart:categories table:cell-range-address="local-table.$B$1:.$A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AC$2" chart:label-cell-address="local-table.$A$2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半導体・フラットパネルディスプレイ製造装置</text:p>
              </table:table-cell>
              <table:table-cell office:value-type="float" office:value="69.1">
                <text:p>69.1</text:p>
              </table:table-cell>
              <table:table-cell office:value-type="float" office:value="80.8">
                <text:p>80.8</text:p>
              </table:table-cell>
              <table:table-cell office:value-type="float" office:value="79.4">
                <text:p>79.4</text:p>
              </table:table-cell>
              <table:table-cell office:value-type="float" office:value="96.2">
                <text:p>96.2</text:p>
              </table:table-cell>
              <table:table-cell office:value-type="float" office:value="104.9">
                <text:p>104.9</text:p>
              </table:table-cell>
              <table:table-cell office:value-type="float" office:value="86">
                <text:p>86</text:p>
              </table:table-cell>
              <table:table-cell office:value-type="float" office:value="81.4">
                <text:p>81.4</text:p>
              </table:table-cell>
              <table:table-cell office:value-type="float" office:value="92.3">
                <text:p>92.3</text:p>
              </table:table-cell>
              <table:table-cell office:value-type="float" office:value="93.9">
                <text:p>93.9</text:p>
              </table:table-cell>
              <table:table-cell office:value-type="float" office:value="98.1">
                <text:p>98.1</text:p>
              </table:table-cell>
              <table:table-cell office:value-type="float" office:value="108.4">
                <text:p>108.4</text:p>
              </table:table-cell>
              <table:table-cell office:value-type="float" office:value="100.7">
                <text:p>100.7</text:p>
              </table:table-cell>
              <table:table-cell office:value-type="float" office:value="108">
                <text:p>108</text:p>
              </table:table-cell>
              <table:table-cell office:value-type="float" office:value="118.4">
                <text:p>118.4</text:p>
              </table:table-cell>
              <table:table-cell office:value-type="float" office:value="129.6">
                <text:p>129.6</text:p>
              </table:table-cell>
              <table:table-cell office:value-type="float" office:value="129.8">
                <text:p>129.8</text:p>
              </table:table-cell>
              <table:table-cell office:value-type="float" office:value="129.6">
                <text:p>129.6</text:p>
              </table:table-cell>
              <table:table-cell office:value-type="float" office:value="142.3">
                <text:p>142.3</text:p>
              </table:table-cell>
              <table:table-cell office:value-type="float" office:value="140.2">
                <text:p>140.2</text:p>
              </table:table-cell>
              <table:table-cell office:value-type="float" office:value="152.2">
                <text:p>152.2</text:p>
              </table:table-cell>
              <table:table-cell office:value-type="float" office:value="153.4">
                <text:p>153.4</text:p>
              </table:table-cell>
              <table:table-cell office:value-type="float" office:value="155.6">
                <text:p>155.6</text:p>
              </table:table-cell>
              <table:table-cell office:value-type="float" office:value="156.3">
                <text:p>156.3</text:p>
              </table:table-cell>
              <table:table-cell office:value-type="float" office:value="132.6">
                <text:p>132.6</text:p>
              </table:table-cell>
              <table:table-cell office:value-type="float" office:value="128.6">
                <text:p>128.6</text:p>
              </table:table-cell>
              <table:table-cell office:value-type="float" office:value="130.3">
                <text:p>130.3</text:p>
              </table:table-cell>
              <table:table-cell office:value-type="float" office:value="129.9">
                <text:p>129.9</text:p>
              </table:table-cell>
              <table:table-cell office:value-type="float" office:value="140.4">
                <text:p>14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fill-image draw:name="Sky" xlink:href="Pictures/100000000000005E0000005E71533790.png" xlink:type="simple" xlink:show="embed" xlink:actuate="onLoad"/>
  </office:styles>
</office:document-styles>
</file>